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ssionRequiredException.HttpSessionRequir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ssionRequiredException.HttpSessionRequiredException( String msg , String expected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ssionRequiredException.getExpecte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